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1mlc"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9">
            <text:p>-0.99</text:p>
          </table:table-cell>
          <table:table-cell office:value-type="string">
            <text:p>DDG</text:p>
          </table:table-cell>
        </table:table-row>
      </table:table>
      <table:table table:name="2ny7"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3">
            <text:p>7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3">
            <text:p>-1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4">
            <text:p>71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74">
            <text:p>-0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5">
            <text:p>71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6">
            <text:p>-2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6">
            <text:p>71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46">
            <text:p>-2.4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">
            <text:p>-2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8">
            <text:p>71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9">
            <text:p>71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HIS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7">
            <text:p>-2.2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20">
            <text:p>72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12">
            <text:p>-2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22">
            <text:p>72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5">
            <text:p>-1.2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  <table:table-cell office:value-type="float" office:value="725">
            <text:p>72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GL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PHE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PRO</text:p>
          </table:table-cell>
          <table:table-cell office:value-type="string">
            <text:p>SER</text:p>
          </table:table-cell>
          <table:table-cell office:value-type="float" office:value="726">
            <text:p>72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HI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">
            <text:p>-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727">
            <text:p>72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SE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">
            <text:p>-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  <table:table-cell office:value-type="float" office:value="728">
            <text:p>72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3">
            <text:p>-1.03</text:p>
          </table:table-cell>
          <table:table-cell office:value-type="string">
            <text:p>DDG</text:p>
          </table:table-cell>
        </table:table-row>
      </table:table>
      <table:table table:name="3ngb"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  <table:table-cell office:value-type="float" office:value="947">
            <text:p>94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